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3.35cm" fo:min-width="5.6cm"/>
    </style:style>
    <style:style style:name="gr4" style:family="graphic" style:parent-style-name="standard">
      <style:graphic-properties draw:stroke="none" svg:stroke-color="#000000" draw:fill="none" draw:fill-color="#ffffff" fo:min-height="2.593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61cm"/>
    </style:style>
    <style:style style:name="gr7" style:family="graphic" style:parent-style-name="standard">
      <style:graphic-properties draw:stroke="none" svg:stroke-color="#000000" draw:fill="none" draw:fill-color="#ffffff" fo:min-height="2.161cm"/>
    </style:style>
    <style:style style:name="gr8" style:family="graphic" style:parent-style-name="standard">
      <style:graphic-properties draw:stroke="none" svg:stroke-color="#000000" draw:fill="none" draw:fill-color="#ffffff" fo:min-height="3.02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2a60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9cm" svg:height="1.517cm" svg:x="1.4cm" svg:y="1.3cm">
          <draw:text-box>
            <text:p text:style-name="P1"><text:span text:style-name="T1">Free! Game Architecture</text:span></text:p>
          </draw:text-box>
        </draw:frame>
        <draw:frame draw:style-name="gr2" draw:text-style-name="P4" draw:layer="layout" svg:width="9.3cm" svg:height="0.962cm" svg:x="1.4cm" svg:y="2.5cm">
          <draw:text-box>
            <text:p text:style-name="P3"><text:span text:style-name="T2">Version 1.0 </text:span><text:span text:style-name="T3">June 21, 2020</text:span></text:p>
          </draw:text-box>
        </draw:frame>
        <draw:frame draw:style-name="gr2" draw:text-style-name="P6" draw:layer="layout" svg:width="10.1cm" svg:height="0.806cm" svg:x="1.4cm" svg:y="3.294cm">
          <draw:text-box>
            <text:p text:style-name="P5"><text:span text:style-name="T4">Accurate as of version </text:span><text:span text:style-name="T5">2.21.1403.65</text:span></text:p>
          </draw:text-box>
        </draw:frame>
        <draw:custom-shape draw:style-name="gr3" draw:text-style-name="P7" draw:layer="layout" svg:width="6.1cm" svg:height="3.6cm" svg:x="1.4cm" svg:y="21.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4cm" svg:height="2.843cm" svg:x="1.7cm" svg:y="22.2cm">
          <draw:text-box>
            <text:p text:style-name="P8"><text:span text:style-name="T6">SDL2</text:span></text:p>
            <text:p text:style-name="P8"><text:span text:style-name="T6">SDL2_image</text:span><text:span text:style-name="T6"><text:line-break/></text:span><text:span text:style-name="T6"/></text:p>
            <text:p text:style-name="P8"><text:span text:style-name="T7">Open source native code/ unmanaged rendering DLLs</text:span></text:p>
          </draw:text-box>
        </draw:frame>
        <draw:line draw:style-name="gr5" draw:text-style-name="P10" draw:layer="layout" svg:x1="4.4cm" svg:y1="21.8cm" svg:x2="4.4cm" svg:y2="18.9cm">
          <text:p/>
        </draw:line>
        <draw:line draw:style-name="gr5" draw:text-style-name="P10" draw:layer="layout" svg:x1="21cm" svg:y1="18.9cm" svg:x2="0cm" svg:y2="18.9cm">
          <text:p/>
        </draw:line>
        <draw:frame draw:style-name="gr6" draw:text-style-name="P9" draw:layer="layout" svg:width="5.7cm" svg:height="2.411cm" svg:x="15.6cm" svg:y="11.189cm">
          <draw:text-box>
            <text:p text:style-name="P8"><text:span text:style-name="T6"/></text:p>
            <text:p text:style-name="P8"><text:span text:style-name="T6"/></text:p>
            <text:p text:style-name="P8"><text:span text:style-name="T6">Custom/our code</text:span><text:span text:style-name="T6"><text:line-break/></text:span><text:span text:style-name="T6"/></text:p>
            <text:p text:style-name="P8"><text:span text:style-name="T6">Open source code</text:span></text:p>
          </draw:text-box>
        </draw:frame>
        <draw:frame draw:style-name="gr7" draw:text-style-name="P9" draw:layer="layout" svg:width="5.7cm" svg:height="2.411cm" svg:x="15.6cm" svg:y="17.3cm">
          <draw:text-box>
            <text:p text:style-name="P8"><text:span text:style-name="T6">Managed code</text:span><text:span text:style-name="T6"><text:line-break/></text:span><text:span text:style-name="T6">.NET Framework 4.7.2</text:span><text:span text:style-name="T6"><text:line-break/></text:span><text:span text:style-name="T6">.NET Core 3.1</text:span></text:p>
            <text:p text:style-name="P8"><text:span text:style-name="T6"/></text:p>
            <text:p text:style-name="P8"><text:span text:style-name="T6">Native code</text:span></text:p>
          </draw:text-box>
        </draw:frame>
        <draw:custom-shape draw:style-name="gr3" draw:text-style-name="P7" draw:layer="layout" svg:width="6.1cm" svg:height="3.6cm" svg:x="1.4cm" svg:y="2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1cm" svg:height="3.6cm" svg:x="1.5cm" svg:y="15.27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4cm" svg:height="2.843cm" svg:x="1.8cm" svg:y="15.676cm">
          <draw:text-box>
            <text:p text:style-name="P8"><text:span text:style-name="T6">SDL2-CS</text:span><text:span text:style-name="T6"><text:line-break/></text:span><text:span text:style-name="T6"/></text:p>
            <text:p text:style-name="P8"><text:span text:style-name="T7">C# bindings for SDL2 and SDL2_image DLL</text:span></text:p>
          </draw:text-box>
        </draw:frame>
        <draw:custom-shape draw:style-name="gr3" draw:text-style-name="P7" draw:layer="layout" svg:width="6.1cm" svg:height="3.6cm" svg:x="1.5cm" svg:y="15.276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7.5cm" svg:y1="23.4cm" svg:x2="9.9cm" svg:y2="25.4cm">
          <text:p/>
        </draw:line>
        <draw:custom-shape draw:style-name="gr3" draw:text-style-name="P7" draw:layer="layout" svg:width="6.1cm" svg:height="3.6cm" svg:x="9.7cm" svg:y="23.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4cm" svg:height="3.275cm" svg:x="10cm" svg:y="24.125cm">
          <draw:text-box>
            <text:p text:style-name="P8"><text:span text:style-name="T6">Libjpeg, libpng, libtiff, libwebp, zlib.dll</text:span><text:span text:style-name="T6"><text:line-break/></text:span><text:span text:style-name="T6"><text:line-break/></text:span><text:span text:style-name="T6"/></text:p>
            <text:p text:style-name="P8"><text:span text:style-name="T7">SDL2_image image management dependencies (open-source)</text:span></text:p>
          </draw:text-box>
        </draw:frame>
        <draw:custom-shape draw:style-name="gr3" draw:text-style-name="P7" draw:layer="layout" svg:width="6.1cm" svg:height="3.6cm" svg:x="9.7cm" svg:y="23.9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4.5cm" svg:y1="15.3cm" svg:x2="4.5cm" svg:y2="12.8cm">
          <text:p/>
        </draw:line>
        <draw:custom-shape draw:style-name="gr3" draw:text-style-name="P7" draw:layer="layout" svg:width="6.1cm" svg:height="3.6cm" svg:x="1.4cm" svg:y="9.2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4cm" svg:height="2.843cm" svg:x="1.7cm" svg:y="9.6cm">
          <draw:text-box>
            <text:p text:style-name="P8"><text:span text:style-name="T6">SDLX.dll</text:span><text:span text:style-name="T6"><text:line-break/></text:span><text:span text:style-name="T6"/></text:p>
            <text:p text:style-name="P8"><text:span text:style-name="T7">Rendering API using SDL2-CS. Easy to use. </text:span></text:p>
          </draw:text-box>
        </draw:frame>
        <draw:custom-shape draw:style-name="gr3" draw:text-style-name="P7" draw:layer="layout" svg:width="6.1cm" svg:height="3.6cm" svg:x="1.4cm" svg:y="9.2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21cm" svg:y1="12.8cm" svg:x2="0cm" svg:y2="12.8cm">
          <text:p/>
        </draw:line>
        <draw:line draw:style-name="gr5" draw:text-style-name="P10" draw:layer="layout" svg:x1="21cm" svg:y1="18.9cm" svg:x2="0cm" svg:y2="18.9cm">
          <text:p/>
        </draw:line>
        <draw:line draw:style-name="gr5" draw:text-style-name="P10" draw:layer="layout" svg:x1="7.5cm" svg:y1="10.2cm" svg:x2="12.8cm" svg:y2="10.2cm">
          <text:p/>
        </draw:line>
        <draw:custom-shape draw:style-name="gr3" draw:text-style-name="P7" draw:layer="layout" svg:width="6.1cm" svg:height="3.6cm" svg:x="12.8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5.8cm" svg:height="3.275cm" svg:x="12.8cm" svg:y="9.6cm">
          <draw:text-box>
            <text:p text:style-name="P8"><text:span text:style-name="T6">Main Game Executable</text:span><text:span text:style-name="T6"><text:line-break/></text:span><text:span text:style-name="T6">(free!.exe)</text:span><text:span text:style-name="T6"><text:line-break/></text:span><text:span text:style-name="T6"/></text:p>
            <text:p text:style-name="P8"><text:span text:style-name="T7">Game code. Uses SDLX.dll and PresentationCompatibility for rendering. </text:span></text:p>
          </draw:text-box>
        </draw:frame>
        <draw:custom-shape draw:style-name="gr3" draw:text-style-name="P7" draw:layer="layout" svg:width="6.1cm" svg:height="3.6cm" svg:x="12.8cm" svg:y="9.2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4.6cm" svg:y1="9.2cm" svg:x2="4.6cm" svg:y2="7.8cm">
          <text:p/>
        </draw:line>
        <draw:custom-shape draw:style-name="gr3" draw:text-style-name="P7" draw:layer="layout" svg:width="6.1cm" svg:height="3.6cm" svg:x="1.4cm" svg:y="4.2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4cm" svg:height="3.707cm" svg:x="1.7cm" svg:y="4.2cm">
          <draw:text-box>
            <text:p text:style-name="P8"><text:span text:style-name="T6">PresentationCompatibility.dll</text:span><text:span text:style-name="T6"><text:line-break/></text:span><text:span text:style-name="T6"/></text:p>
            <text:p text:style-name="P8"><text:span text:style-name="T7">WPF compat layer for pre-SDL2 </text:span><text:span text:style-name="T7">game code – designed for </text:span><text:span text:style-name="T7">minimal adaptation of old code. </text:span><text:span text:style-name="T7">Also contains utilities ported </text:span><text:span text:style-name="T7">form Emerald and Dano. </text:span></text:p>
          </draw:text-box>
        </draw:frame>
        <draw:custom-shape draw:style-name="gr3" draw:text-style-name="P7" draw:layer="layout" svg:width="6.1cm" svg:height="3.6cm" svg:x="1.4cm" svg:y="4.2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2.8cm" svg:y1="10.022cm" svg:x2="7.5cm" svg:y2="5.9cm">
          <text:p/>
        </draw:line>
        <draw:line draw:style-name="gr5" draw:text-style-name="P10" draw:layer="layout" svg:x1="15.9cm" svg:y1="9.2cm" svg:x2="15.9cm" svg:y2="6.1cm">
          <text:p/>
        </draw:line>
        <draw:custom-shape draw:style-name="gr3" draw:text-style-name="P7" draw:layer="layout" svg:width="6.1cm" svg:height="3.6cm" svg:x="12.8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1cm" svg:height="3.6cm" svg:x="12.9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4cm" svg:height="2.843cm" svg:x="13.2cm" svg:y="2.9cm">
          <draw:text-box>
            <text:p text:style-name="P8"><text:span text:style-name="T6">Game Data and Scripts</text:span><text:span text:style-name="T6"><text:line-break/></text:span><text:span text:style-name="T6"/></text:p>
            <text:p text:style-name="P8"><text:span text:style-name="T7">XML game data and SimpleESX scripting.</text:span></text:p>
          </draw:text-box>
        </draw:frame>
        <draw:custom-shape draw:style-name="gr3" draw:text-style-name="P7" draw:layer="layout" svg:width="6.1cm" svg:height="3.6cm" svg:x="12.9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free! Game Architecture</svg:title>
        <svg:desc>Game architecture flowchart. Will also be used for Tiralen, which will be forked off of completed SDL free!.</svg:desc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1T21:41:16.492000000</meta:creation-date>
    <dc:date>2020-06-21T22:09:28.975000000</dc:date>
    <meta:editing-duration>PT6M10S</meta:editing-duration>
    <meta:editing-cycles>2</meta:editing-cycles>
    <meta:generator>LibreOffice/6.2.3.2$Windows_X86_64 LibreOffice_project/aecc05fe267cc68dde00352a451aa867b3b546ac</meta:generator>
    <meta:document-statistic meta:object-count="37"/>
  </office:meta>
</office:document-meta>
</file>